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list-style-name="L1"/>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Standard" style:list-style-name="L1"/>
    <style:style style:name="P17"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9" style:family="paragraph" style:parent-style-name="Heading_20_1" style:master-page-name="First_20_Page">
      <style:paragraph-properties style:page-number="auto"/>
    </style:style>
    <style:style style:name="P20" style:family="paragraph" style:parent-style-name="Heading_20_2">
      <style:text-properties style:font-name="Arial1" fo:font-size="14pt" style:font-size-asian="14pt" style:font-size-complex="14pt"/>
    </style:style>
    <style:style style:name="P2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2" style:family="paragraph" style:parent-style-name="Footer">
      <style:paragraph-properties>
        <style:tab-stops>
          <style:tab-stop style:position="3in" style:type="center"/>
          <style:tab-stop style:position="6.5in" style:type="right"/>
        </style:tab-stops>
      </style:paragraph-properties>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fo:language="en" fo:country="US" style:font-name-asian="Times New Roman" style:font-name-complex="Times New Roman" style:language-complex="ar" style:country-complex="SA"/>
    </style:style>
    <style:style style:name="T8" style:family="text">
      <style:text-properties fo:language="en" fo:country="US" style:language-complex="ar" style:country-complex="SA"/>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46514688" text:id="ct946514688">
          <text:deletion>
            <office:change-info>
              <dc:creator>Bob Jacobsen</dc:creator>
              <dc:date>2010-10-10T10:54:00</dc:date>
            </office:change-info>
            <text:h text:style-name="P1" text:outline-level="1">Title</text:h>
          </text:deletion>
        </text:changed-region>
        <text:changed-region xml:id="ct946443472" text:id="ct946443472">
          <text:insertion>
            <office:change-info>
              <dc:creator>Bob Jacobsen</dc:creator>
              <dc:date>2010-10-10T10:54:00</dc:date>
            </office:change-info>
          </text:insertion>
        </text:changed-region>
        <text:changed-region xml:id="ct946380224" text:id="ct946380224">
          <text:insertion>
            <office:change-info>
              <dc:creator>Bob Jacobsen</dc:creator>
              <dc:date>2010-10-10T17:06:00</dc:date>
            </office:change-info>
          </text:insertion>
        </text:changed-region>
        <text:changed-region xml:id="ct946380048" text:id="ct946380048">
          <text:deletion>
            <office:change-info>
              <dc:creator>Bob Jacobsen</dc:creator>
              <dc:date>2010-10-10T17:11:00</dc:date>
            </office:change-info>
            <text:p text:style-name="Standard">adn</text:p>
          </text:deletion>
        </text:changed-region>
        <text:changed-region xml:id="ct947407808" text:id="ct947407808">
          <text:insertion>
            <office:change-info>
              <dc:creator>Bob Jacobsen</dc:creator>
              <dc:date>2010-10-10T17:06:00</dc:date>
            </office:change-info>
          </text:insertion>
        </text:changed-region>
        <text:changed-region xml:id="ct923270208" text:id="ct923270208">
          <text:deletion>
            <office:change-info>
              <dc:creator>Bob Jacobsen</dc:creator>
              <dc:date>2010-10-10T19:50:00</dc:date>
            </office:change-info>
            <text:p text:style-name="Standard">0x</text:p>
          </text:deletion>
        </text:changed-region>
        <text:changed-region xml:id="ct947311920" text:id="ct947311920">
          <text:insertion>
            <office:change-info>
              <dc:creator>Bob Jacobsen</dc:creator>
              <dc:date>2010-10-10T17:06:00</dc:date>
            </office:change-info>
          </text:insertion>
        </text:changed-region>
        <text:changed-region xml:id="ct947378368" text:id="ct947378368">
          <text:deletion>
            <office:change-info>
              <dc:creator>Bob Jacobsen</dc:creator>
              <dc:date>2010-10-10T19:50:00</dc:date>
            </office:change-info>
            <text:p text:style-name="Standard">0x</text:p>
          </text:deletion>
        </text:changed-region>
        <text:changed-region xml:id="ct947307808" text:id="ct947307808">
          <text:insertion>
            <office:change-info>
              <dc:creator>Bob Jacobsen</dc:creator>
              <dc:date>2010-10-10T17:06:00</dc:date>
            </office:change-info>
          </text:insertion>
        </text:changed-region>
        <text:changed-region xml:id="ct947304512" text:id="ct947304512">
          <text:deletion>
            <office:change-info>
              <dc:creator>Bob Jacobsen</dc:creator>
              <dc:date>2010-10-10T19:50:00</dc:date>
            </office:change-info>
            <text:p text:style-name="Standard">0x</text:p>
          </text:deletion>
        </text:changed-region>
        <text:changed-region xml:id="ct947298080" text:id="ct947298080">
          <text:insertion>
            <office:change-info>
              <dc:creator>Bob Jacobsen</dc:creator>
              <dc:date>2010-10-10T17:06:00</dc:date>
            </office:change-info>
          </text:insertion>
        </text:changed-region>
        <text:changed-region xml:id="ct946952032" text:id="ct946952032">
          <text:deletion>
            <office:change-info>
              <dc:creator>Bob Jacobsen</dc:creator>
              <dc:date>2010-10-10T19:50:00</dc:date>
            </office:change-info>
            <text:p text:style-name="Standard"><text:s/></text:p>
          </text:deletion>
        </text:changed-region>
        <text:changed-region xml:id="ct946509920" text:id="ct946509920">
          <text:insertion>
            <office:change-info>
              <dc:creator>Bob Jacobsen</dc:creator>
              <dc:date>2010-10-10T17:06:00</dc:date>
            </office:change-info>
          </text:insertion>
        </text:changed-region>
        <text:changed-region xml:id="ct924789680" text:id="ct924789680">
          <text:deletion>
            <office:change-info>
              <dc:creator>Bob Jacobsen</dc:creator>
              <dc:date>2010-10-10T17:06:00</dc:date>
            </office:change-info>
            <text:p text:style-name="Standard"/>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1196599606"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change text:change-id="ct946514688"/><text:change-start text:change-id="ct946443472"/>Introduction</text:h>
      <text:p text:style-name="Standard">The OpenLCB Standards are independently normative. They are what they are, and they say what they say.</text:p>
      <text:p text:style-name="Standard">This Technical Note provides common background information that many be useful as you read existing Standards and Technical Notes, and may provide useful guidance as you write new ones.</text:p>
      <text:p text:style-name="Standard">This Technical Note is not normative in any way.</text:p>
      <text:h text:style-name="Heading_20_1" text:outline-level="1"><text:change-end text:change-id="ct946443472"/><text:change-start text:change-id="ct946380224"/>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text:change-end text:change-id="ct946380224"/><text:change text:change-id="ct946380048"/><text:change-start text:change-id="ct947407808"/>Unless otherwise specified, OpenLCB fields are unsigned.</text:p>
      <text:p text:style-name="Standard">OpenLCB does not define a floating point representation (yet).</text:p>
      <text:h text:style-name="Heading_20_2" text:outline-level="2">Byte sequences</text:h>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p>
      <text:h text:style-name="Heading_20_2" text:outline-level="2">Strings</text:h>
      <text:p text:style-name="Standard">OpenLCB strings are sequences of plain ASCII 7-bit values. <text:s/>In particular, we want to retain the 0x80 bit in the first byte as a way of eventually indicating other codings.</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h text:style-name="Heading_20_1" text:outline-level="1"><text:soft-page-break/>Presentation</text:h>
      <text:p text:style-name="Standard">OpenLCB documents use the prefix “0x” to indicate a hexadecimal value. <text:s/>Hexadecimal values are presented with capital letters: 0xAB not 0xab. A sequence of bytes only requires <text:span text:style-name="T6">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Constants should always include <text:span text:style-name="T6">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6">and</text:span> four bits in binary (0b1000,0000). Do not put a space after the comma. </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text:change-end text:change-id="ct947407808"/><text:change text:change-id="ct923270208"/><text:change-start text:change-id="ct947311920"/>02 <text:change-end text:change-id="ct947311920"/><text:change text:change-id="ct947378368"/><text:change-start text:change-id="ct947307808"/>03 <text:change-end text:change-id="ct947307808"/><text:change text:change-id="ct947304512"/><text:change-start text:change-id="ct947298080"/>04. <text:change-end text:change-id="ct947298080"/><text:change text:change-id="ct946952032"/><text:change-start text:change-id="ct946509920"/></text:p>
      <text:h text:style-name="P20" text:outline-level="2"><text:span text:style-name="T7">Presentation of a OpenLCB </text:span><text:span text:style-name="T8">message</text:span></text:h>
      <text:p text:style-name="Standard">OpenLCB messages are described in this format:</text:p>
      <text:p text:style-name="P12">Message Type Indicator: The 16-bit value, typically in hex notation, of the full MTI</text:p>
      <text:p text:style-name="P12">Destination address present: Whether this message includes <text:span text:style-name="T6">a destination address for a specific node. If no, the message is global.</text:span></text:p>
      <text:p text:style-name="P12">Simple subset: Whether the message is included in the “simple node subset” (defined where?)</text:p>
      <text:p text:style-name="P12">Priority group: A number from 0 to 3 that describes <text:span text:style-name="T6">the</text:span> line priority of the message; 0 can be sent before 3.</text:p>
      <text:p text:style-name="P12">Content: Description of data bytes, if any, included after fixed fields such as MTI and destination address.</text:p>
      <text:p text:style-name="P13">CAN frame format: Typical CAN frame, including header and data bytes. <text:s/>Source node ID alias is represented by “sss”. <text:s/>Destination node ID alias, if present, is represented by “ddd”.</text:p>
      <text:p text:style-name="P11"><text:soft-page-break/>Note that this information is not completely independent. <text:s/>The MTI value depends on simple subset, priority subgroup, etc, values. We present the full set, at some risk of inconsistency, to make it easier to understand the containing Standard.</text:p>
      <text:p text:style-name="P11">For more information, see the various “Message Networking” Standards and Technical Notes.</text:p>
      <text:p text:style-name="P11">Example:</text:p>
      <text:p text:style-name="P12">Message Type Indicator: 0x32F4</text:p>
      <text:p text:style-name="P12">Destination address present: Yes</text:p>
      <text:p text:style-name="P12">Simple subset: Yes</text:p>
      <text:p text:style-name="P12">Priority group: 1</text:p>
      <text:p text:style-name="P12">Content: Six bytes containing bits identifying the OpenLCB protocols supported by the sending node; see Section 6 below for coding.</text:p>
      <text:p text:style-name="P13">CAN frame format: 0x18dd,dsss 32 E4 vv vv vv vv vv vv</text:p>
      <text:p text:style-name="P11"/>
      <text:p text:style-name="Standard"><text:change-end text:change-id="ct946509920"/><text:change text:change-id="ct92478968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text:tab/>1</text:p>
          <text:p text:style-name="P14"><text:s/>2 Data<text:tab/>1</text:p>
          <text:p text:style-name="P15"><text:s/>2.1 Numerical representation<text:tab/>1</text:p>
          <text:p text:style-name="P15"><text:s/>2.2 Byte sequences<text:tab/>1</text:p>
          <text:p text:style-name="P15"><text:s/>2.3 Strings<text:tab/>1</text:p>
          <text:p text:style-name="P14"><text:s/>3 Presentation<text:tab/>2</text:p>
          <text:p text:style-name="P15"><text:s/>3.1 Presentation of CAN Quantities<text:tab/>2</text:p>
          <text:p text:style-name="P15"><text:s/>3.2 Presentation of a OpenLCB message<text:tab/>2</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978439248" text:id="ct978439248">
            <text:deletion>
              <office:change-info>
                <dc:creator>Bob Jacobsen</dc:creator>
                <dc:date>2010-10-08T17:22:00</dc:date>
              </office:change-info>
              <text:p text:style-name="MP1">NMRA Technical Note (number)</text:p>
            </text:deletion>
          </text:changed-region>
          <text:changed-region xml:id="ct978439376" text:id="ct978439376">
            <text:insertion>
              <office:change-info>
                <dc:creator>Bob Jacobsen</dc:creator>
                <dc:date>2010-10-08T17:22:00</dc:date>
              </office:change-info>
            </text:insertion>
          </text:changed-region>
        </text:tracked-changes>
        <text:p text:style-name="MP1"><draw:custom-shape text:anchor-type="char" draw:z-index="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978439248"/><text:change-start text:change-id="ct978439376"/>OpenLCB Common Information Technical Note<text:change-end text:change-id="ct978439376"/></text:p>
      </style:header>
      <style:footer>
        <text:tracked-changes>
          <text:changed-region xml:id="ct978422272" text:id="ct978422272">
            <text:deletion>
              <office:change-info>
                <dc:creator>Bob Jacobsen</dc:creator>
                <dc:date>2010-10-08T17:23:00</dc:date>
              </office:change-info>
              <text:p text:style-name="MP4"><text:span text:style-name="MT2">Title</text:span><text:span text:style-name="MT3"><text:tab/></text:span></text:p>
            </text:deletion>
          </text:changed-region>
          <text:changed-region xml:id="ct1027408368" text:id="ct1027408368">
            <text:insertion>
              <office:change-info>
                <dc:creator>Bob Jacobsen</dc:creator>
                <dc:date>2011-07-23T20:09:00</dc:date>
              </office:change-info>
            </text:insertion>
          </text:changed-region>
        </text:tracked-changes>
        <text:p text:style-name="MP4"><text:change text:change-id="ct978422272"/><text:change-start text:change-id="ct1027408368"/><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027408368"/><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3</text:page-count></text:span></text:span><text:span text:style-name="Page_20_Number"><text:span text:style-name="MT3"> - </text:span></text:span><text:span text:style-name="Page_20_Number"><text:span text:style-name="MT3"><text:date style:data-style-name="N116" text:date-value="2011-07-23T20:09:40">7/23/2011</text:date></text:span></text:span></text:p>
      </style:footer>
    </style:master-page>
    <style:master-page style:name="First_20_Page" style:display-name="First Page" style:page-layout-name="Mpm2" style:next-style-name="Standard">
      <style:header>
        <text:tracked-changes>
          <text:changed-region xml:id="ct946534416" text:id="ct946534416">
            <text:deletion>
              <office:change-info>
                <dc:creator>Bob Jacobsen</dc:creator>
                <dc:date>2010-10-07T21:46:00</dc:date>
              </office:change-info>
              <text:p text:style-name="MP7"><text:span text:style-name="MT4">NMRA TECHNICAL NOTES</text:span></text:p>
            </text:deletion>
          </text:changed-region>
          <text:changed-region xml:id="ct946535136" text:id="ct946535136">
            <text:insertion>
              <office:change-info>
                <dc:creator>Bob Jacobsen</dc:creator>
                <dc:date>2010-10-08T17:19:00</dc:date>
              </office:change-info>
            </text:insertion>
          </text:changed-region>
          <text:changed-region xml:id="ct946538880" text:id="ct946538880">
            <text:insertion>
              <office:change-info>
                <dc:creator>Bob Jacobsen</dc:creator>
                <dc:date>2010-10-10T10:54:00</dc:date>
              </office:change-info>
            </text:insertion>
          </text:changed-region>
          <text:changed-region xml:id="ct946537536" text:id="ct946537536">
            <text:deletion>
              <office:change-info>
                <dc:creator>Bob Jacobsen</dc:creator>
                <dc:date>2010-10-10T17:04:00</dc:date>
              </office:change-info>
              <text:p text:style-name="MP7">(title)</text:p>
            </text:deletion>
          </text:changed-region>
          <text:changed-region xml:id="ct946537632" text:id="ct946537632">
            <text:insertion>
              <office:change-info>
                <dc:creator>Bob Jacobsen</dc:creator>
                <dc:date>2010-10-10T17:04:00</dc:date>
              </office:change-info>
            </text:insertion>
          </text:changed-region>
          <text:changed-region xml:id="ct946537728" text:id="ct946537728">
            <text:deletion>
              <office:change-info>
                <dc:creator>Bob Jacobsen</dc:creator>
                <dc:date>2010-10-08T17:19:00</dc:date>
              </office:change-info>
              <text:p text:style-name="MP7">(date)</text:p>
            </text:deletion>
          </text:changed-region>
          <text:changed-region xml:id="ct946535344" text:id="ct946535344">
            <text:insertion>
              <office:change-info>
                <dc:creator>Bob Jacobsen</dc:creator>
                <dc:date>2010-10-14T08:42:00</dc:date>
              </office:change-info>
            </text:insertion>
          </text:changed-region>
          <text:changed-region xml:id="ct946595344" text:id="ct946595344">
            <text:deletion>
              <office:change-info>
                <dc:creator>Bob Jacobsen</dc:creator>
                <dc:date>2010-10-07T21:47:00</dc:date>
              </office:change-info>
              <text:p text:style-name="MP7">(number)</text:p>
            </text:deletion>
          </text:changed-region>
          <text:changed-region xml:id="ct946544192" text:id="ct946544192">
            <text:insertion>
              <office:change-info>
                <dc:creator>Bob Jacobsen</dc:creator>
                <dc:date>2010-10-10T12:13: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text:change text:change-id="ct946534416"/><text:change-start text:change-id="ct946535136"/>OpenLCB <text:change-end text:change-id="ct946535136"/><text:change-start text:change-id="ct946538880"/>Technical Note<text:change-end text:change-id="ct946538880"/></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946537536"/><text:change-start text:change-id="ct946537632"/>Common Information<text:change-end text:change-id="ct946537632"/></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946537728"/><text:change-start text:change-id="ct946535344"/><text:date style:data-style-name="N75" text:date-value="2011-07-23T20:09:40">Jul 23, 2011</text:date><text:change-end text:change-id="ct946535344"/></text:p>
            </table:table-cell>
            <table:table-cell table:style-name="Table1.C1" office:value-type="string">
              <text:p text:style-name="MP7"><text:change text:change-id="ct946595344"/><text:change-start text:change-id="ct946544192"/>Preliminary<text:change-end text:change-id="ct946544192"/></text:p>
            </table:table-cell>
          </table:table-row>
        </table:table>
        <text:p text:style-name="Header"/>
      </style:header>
      <style:footer>
        <text:tracked-changes>
          <text:changed-region xml:id="ct1027509504" text:id="ct1027509504">
            <text:deletion>
              <office:change-info>
                <dc:creator>Bob Jacobsen</dc:creator>
                <dc:date>2011-07-23T20:09:00</dc:date>
              </office:change-info>
              <text:p text:style-name="MP8"><text:span text:style-name="MT5">Copyright 20</text:span></text:p>
            </text:deletion>
          </text:changed-region>
          <text:changed-region xml:id="ct945980256" text:id="ct945980256">
            <text:deletion>
              <office:change-info>
                <dc:creator>Bob Jacobsen</dc:creator>
                <dc:date>2010-10-07T21:47:00</dc:date>
              </office:change-info>
              <text:p text:style-name="MP8"><text:span text:style-name="MT5">90</text:span></text:p>
            </text:deletion>
          </text:changed-region>
          <text:changed-region xml:id="ct1027509600" text:id="ct1027509600">
            <text:deletion>
              <office:change-info>
                <dc:creator>Bob Jacobsen</dc:creator>
                <dc:date>2011-07-23T20:09:00</dc:date>
              </office:change-info>
              <text:p text:style-name="MP8"><text:span text:style-name="MT5">, by J. Day, D. Harris, B. Jacobsen, </text:span></text:p>
            </text:deletion>
          </text:changed-region>
          <text:changed-region xml:id="ct946622816" text:id="ct946622816">
            <text:deletion>
              <office:change-info>
                <dc:creator>Bob Jacobsen</dc:creator>
                <dc:date>2010-10-08T17:21:00</dc:date>
              </office:change-info>
              <text:p text:style-name="MP8"><text:span text:style-name="MT5">A. Robinson, </text:span></text:p>
            </text:deletion>
          </text:changed-region>
          <text:changed-region xml:id="ct946620848" text:id="ct946620848">
            <text:deletion>
              <office:change-info>
                <dc:creator>Bob Jacobsen</dc:creator>
                <dc:date>2011-07-23T20:09:00</dc:date>
              </office:change-info>
              <text:p text:style-name="MP8"><text:span text:style-name="MT5">and A. Shepherd</text:span></text:p>
            </text:deletion>
          </text:changed-region>
          <text:changed-region xml:id="ct1027424160" text:id="ct1027424160">
            <text:insertion>
              <office:change-info>
                <dc:creator>Bob Jacobsen</dc:creator>
                <dc:date>2011-07-23T20:09:00</dc:date>
              </office:change-info>
            </text:insertion>
          </text:changed-region>
        </text:tracked-changes>
        <text:p text:style-name="MP8"><text:change text:change-id="ct1027509504"/><text:change text:change-id="ct945980256"/><text:change text:change-id="ct1027509600"/><text:change text:change-id="ct946622816"/><text:change text:change-id="ct946620848"/><text:change-start text:change-id="ct1027424160"/><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027424160"/><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3</text:page-count></text:span></text:span><text:span text:style-name="Page_20_Number"><text:span text:style-name="MT6"> - </text:span></text:span><text:span text:style-name="Page_20_Number"><text:span text:style-name="MT6"><text:date style:data-style-name="N116" text:date-value="2011-07-23T20:09:40">7/23/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mmon Information Technical Note</dc:title>
    <meta:initial-creator>Alex Shepherd</meta:initial-creator>
    <meta:creation-date>2009-01-22T07:11:27</meta:creation-date>
    <meta:editing-cycles>78</meta:editing-cycles>
    <meta:editing-duration>PT12H35M51S</meta:editing-duration>
    <meta:generator>OpenOffice.org/3.3$Unix OpenOffice.org_project/330m20$Build-9567</meta:generator>
    <dc:date>2011-07-23T20:09:40</dc:date>
    <dc:creator>Bob Jacobsen</dc:creator>
    <meta:keyword>Common Information</meta:keyword>
    <meta:document-statistic meta:table-count="1" meta:image-count="1" meta:object-count="0" meta:page-count="3" meta:paragraph-count="86" meta:word-count="941" meta:character-count="5837"/>
    <meta:user-defined meta:name="Info 1"/>
    <meta:user-defined meta:name="Info 2"/>
    <meta:user-defined meta:name="Info 3"/>
    <meta:user-defined meta:name="Info 4"/>
  </office:meta>
</office:document-meta>
</file>